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632" officeooo:paragraph-rsid="001d6632"/>
    </style:style>
    <style:style style:name="P2" style:family="paragraph" style:parent-style-name="Standard">
      <style:text-properties fo:font-size="14pt" officeooo:rsid="001d6632" officeooo:paragraph-rsid="001d6632" style:font-size-asian="14pt" style:font-size-complex="14pt"/>
    </style:style>
    <style:style style:name="P3" style:family="paragraph" style:parent-style-name="Standard">
      <style:text-properties officeooo:rsid="001dc8b4" officeooo:paragraph-rsid="001dc8b4"/>
    </style:style>
    <style:style style:name="P4" style:family="paragraph" style:parent-style-name="Standard">
      <style:paragraph-properties fo:text-align="center" style:justify-single-word="false"/>
      <style:text-properties fo:font-size="13pt" officeooo:rsid="001dc8b4" officeooo:paragraph-rsid="001dc8b4" style:font-size-asian="13pt" style:font-size-complex="13pt"/>
    </style:style>
    <style:style style:name="T1" style:family="text">
      <style:text-properties fo:color="#dcdcaa"/>
    </style:style>
    <style:style style:name="T2" style:family="text">
      <style:text-properties fo:color="#dcdcaa" style:font-name="Consolas" fo:font-size="10.5pt" fo:font-weight="normal" fo:background-color="#1f1f1f" loext:char-shading-value="0"/>
    </style:style>
    <style:style style:name="T3" style:family="text">
      <style:text-properties fo:color="#cccccc" style:font-name="Consolas" fo:font-size="10.5pt" fo:font-weight="normal" fo:background-color="#1f1f1f" loext:char-shading-value="0"/>
    </style:style>
    <style:style style:name="T4" style:family="text">
      <style:text-properties fo:color="#ce9178"/>
    </style:style>
    <style:style style:name="T5" style:family="text">
      <style:text-properties fo:color="#ce9178" style:font-name="Consolas" fo:font-size="10.5pt" fo:font-weight="normal" fo:background-color="#1f1f1f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 fo:background-color="#1f1f1f" loext:char-shading-value="0"/>
    </style:style>
    <style:style style:name="T8" style:family="text">
      <style:text-properties officeooo:rsid="001e5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: Back-end Node JS</text:p>
      <text:p text:style-name="P2">Aluno: Douglas de Barros Lemes.</text:p>
      <text:p text:style-name="P2">Professor: Vinicius Oliveira.</text:p>
      <text:p text:style-name="P1"/>
      <text:p text:style-name="P4"/>
      <text:p text:style-name="P4"/>
      <text:p text:style-name="P4">Atividade <text:span text:style-name="T8">3 – Rastreador de atividades 2.0</text:span></text:p>
      <text:p text:style-name="P4"/>
      <text:p text:style-name="P4"/>
      <text:p text:style-name="P4"/>
      <text:p text:style-name="P3"/>
      <text:p text:style-name="Standard">let passos = ["Levantar", "Lavar o rosto", "Escovar os dentes", "Oração", "Café"];</text:p>
      <text:p text:style-name="Standard"/>
      <text:p text:style-name="Standard">console.log(`O primeiro passo do dia é: ${passos[0]}`)</text:p>
      <text:p text:style-name="Standard">console.log(`O segundo passo do dia é: ${passos[1]}`)</text:p>
      <text:p text:style-name="Standard">console.log(`O terceiro passo do dia é: ${passos[2]}`)</text:p>
      <text:p text:style-name="Standard">console.log(`O quarto passo do dia é: ${passos[3]}`)</text:p>
      <text:p text:style-name="Standard">console.log(`O quinto passo do dia é: ${passos[4]}`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6T10:07:00.894743842</meta:creation-date>
    <meta:print-date>2025-08-06T10:12:51.129077198</meta:print-date>
    <meta:printed-by>Arquivos PDF</meta:printed-by>
    <dc:date>2025-08-21T14:41:15.317000000</dc:date>
    <meta:editing-duration>PT7M41S</meta:editing-duration>
    <meta:editing-cycles>3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0" meta:word-count="65" meta:character-count="472" meta:non-whitespace-character-count="416"/>
  </office:meta>
</office:document-meta>
</file>